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9pt" style:font-size-asian="19pt"/>
    </style:style>
    <style:style style:name="P3" style:family="paragraph" style:parent-style-name="Standard" style:list-style-name="WW8Num1">
      <style:paragraph-properties fo:margin-left="-0.005cm" fo:margin-right="0cm" fo:margin-top="0.635cm" fo:margin-bottom="0cm" fo:text-indent="0cm" style:auto-text-indent="false"/>
    </style:style>
    <style:style style:name="P4" style:family="paragraph" style:parent-style-name="Text_20_body_20_indent">
      <style:paragraph-properties fo:margin-left="0.951cm" fo:margin-right="0cm" fo:margin-top="0.423cm" fo:margin-bottom="0cm" fo:text-indent="0cm" style:auto-text-indent="false"/>
      <style:text-properties style:font-name="Arial" fo:font-size="15pt" style:font-size-asian="15pt" style:font-name-complex="Arial"/>
    </style:style>
    <style:style style:name="P5" style:family="paragraph" style:parent-style-name="Text_20_body_20_indent">
      <style:paragraph-properties fo:margin-left="0.953cm" fo:margin-right="0cm" fo:text-indent="-0.002cm" style:auto-text-indent="false"/>
      <style:text-properties style:font-name="Arial" fo:font-size="15pt" style:font-size-asian="15pt" style:font-name-complex="Arial"/>
    </style:style>
    <style:style style:name="T1" style:family="text">
      <style:text-properties fo:font-size="25pt" fo:font-weight="bold" style:font-size-asian="25pt" style:font-weight-asian="bold" style:font-weight-complex="bold"/>
    </style:style>
    <style:style style:name="T2" style:family="text">
      <style:text-properties fo:font-size="19pt" style:text-underline-style="solid" style:text-underline-width="auto" style:text-underline-color="font-color" style:font-size-asian="19pt"/>
    </style:style>
    <style:style style:name="T3" style:family="text">
      <style:text-properties fo:font-size="19pt" style:font-size-asian="19pt"/>
    </style:style>
    <style:style style:name="T4" style:family="text">
      <style:text-properties fo:font-size="19pt" fo:font-weight="bold" style:font-size-asian="19pt" style:font-weight-asian="bold" style:font-weight-complex="bold"/>
    </style:style>
    <style:style style:name="T5" style:family="text">
      <style:text-properties fo:font-size="19pt" fo:font-style="italic" style:font-size-asian="19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Creare</text:span><text:span text:style-name="T3"> nel </text:span><text:span text:style-name="T4">Disco locale C: </text:span><text:span text:style-name="T3">(che si trova in </text:span><text:span text:style-name="T4">Risorse del computer</text:span><text:span text:style-name="T3">) una nuova cartella con il vostro nome.</text:span></text:p>
        </text:list-item>
        <text:list-item>
          <text:p text:style-name="P3"><text:span text:style-name="T2">Avviare</text:span><text:span text:style-name="T3"> il programma </text:span><text:span text:style-name="T4">Blocco Note</text:span><text:span text:style-name="T3">.</text:span></text:p>
        </text:list-item>
        <text:list-item>
          <text:p text:style-name="P3"><text:span text:style-name="T2">Scrivere</text:span><text:span text:style-name="T3"> il seguente testo:</text:span></text:p>
        </text:list-item>
      </text:list>
      <text:p text:style-name="P4">Per aggiungere una stampante al computer:</text:p>
      <text:p text:style-name="P5">Collegare la stampante alla porta del computer appropriata secondo le istruzioni del produttore della stampante.</text:p>
      <text:p text:style-name="P5">Per avviare l'Installazione guidata stampante, fare clic su Start, Stampanti e quindi doppio clic su Aggiungi stampante.</text:p>
      <text:list text:style-name="WW8Num1" text:continue-numbering="true">
        <text:list-item>
          <text:p text:style-name="P3"><text:span text:style-name="T2">Salvare</text:span><text:span text:style-name="T3"> il testo all’interno della cartella creata al punto 1. con il nome di </text:span><text:span text:style-name="T4">istruzioni</text:span><text:span text:style-name="T3">.</text:span></text:p>
        </text:list-item>
        <text:list-item>
          <text:p text:style-name="P3"><text:span text:style-name="T2">Chiudere</text:span><text:span text:style-name="T3"> il programma </text:span><text:span text:style-name="T4">Blocco note</text:span><text:span text:style-name="T3">.</text:span></text:p>
        </text:list-item>
        <text:list-item>
          <text:p text:style-name="P3"><text:span text:style-name="T2">Creare</text:span><text:span text:style-name="T3"> un collegamento sul </text:span><text:span text:style-name="T5">Desktop</text:span><text:span text:style-name="T3"> del file di testo </text:span><text:span text:style-name="T4">istruzioni</text:span><text:span text:style-name="T3">.</text:span></text:p>
        </text:list-item>
        <text:list-item>
          <text:p text:style-name="P3"><text:span text:style-name="T2">Cancellare</text:span><text:span text:style-name="T3"> il file </text:span><text:span text:style-name="T4">istruzioni.</text:span><text:span text:style-name="T3"> Cosa succede facendo un doppio clic sul collegamento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8pt" style:font-size-asian="18pt" style:font-name-complex="Arial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95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3:</dc:title>
    <meta:initial-creator>caresia</meta:initial-creator>
    <meta:creation-date>2006-07-17T14:26:00</meta:creation-date>
    <dc:creator>Marco Caresia</dc:creator>
    <dc:date>2006-07-17T14:47:52</dc:date>
    <meta:print-date>2002-11-06T08:17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09" meta:character-count="718"/>
  </office:meta>
</office:document-meta>
</file>